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/>
    <style:font-face style:name="DejaVu Serif" svg:font-family="'DejaVu Serif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0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DejaVu Serif" fo:font-size="10pt" style:font-name-asian="DejaVu Serif" style:font-size-asian="10pt" style:font-name-complex="DejaVu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56" table:default-cell-style-name="ce1"/>
        <table:table-row table:style-name="ro1">
          <table:table-cell table:style-name="ce3" office:value-type="string" calcext:value-type="string">
            <text:p>Landkreis/Kreis</text:p>
          </table:table-cell>
          <table:table-cell table:style-name="ce3" office:value-type="string" calcext:value-type="string">
            <text:p>KrS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Einw.</text:p>
          </table:table-cell>
          <table:table-cell table:style-name="ce3" office:value-type="string" calcext:value-type="string">
            <text:p>Fl.in km²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Has_current_cases</text:p>
          </table:table-cell>
          <table:table-cell table:style-name="ce3" office:value-type="string" calcext:value-type="string">
            <text:p>implemente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/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/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style-name="ce2" office:value-type="string" calcext:value-type="string">
            <text:p>https://www.siegen-wittgenstein.de/Startseite/index.php?La=1&amp;object=tx,2170.2450.1&amp;kat=&amp;kuo=2&amp;sub=0&amp;NavID=2170.60.1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office:value-type="string" calcext:value-type="string">
            <text:p>https://www.segeberg.de/Quicknavigation/Startseite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style-name="ce2" office:value-type="string" calcext:value-type="string">
            <text:p>https://www.landkreis-fulda.de/buergerservice/gesundheit/aktuelles#c11139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4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reiburg im Breisgau</text:p>
          </table:table-cell>
          <table:table-cell/>
          <table:table-cell office:value-type="string" calcext:value-type="string">
            <text:p>BW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dt Augsbu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dt Heidelbe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forzheim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number-rows-repeated="10482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abelle1.A1:Tabelle1.H300" table:display-filter-buttons="true">
          <table:filter>
            <table:filter-and>
              <table:filter-condition table:field-number="6" table:value="" table:operator="="/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/>
    <style:font-face style:name="DejaVu Serif" svg:font-family="'DejaVu Serif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1pt" style:font-name-asian="DejaVu Sans1" style:font-family-asian="'DejaVu Sans'" style:font-size-asian="11pt" style:font-name-complex="DejaVu Sans1" style:font-family-complex="'DejaVu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 style:data-style-name="N2" text:time-value="11:08:45.3528869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meta:creation-date>2020-03-15T12:33:56Z</meta:creation-date>
    <dc:date>2020-03-22T11:09:01.609744659</dc:date>
    <meta:editing-cycles>33</meta:editing-cycles>
    <meta:editing-duration>PT48S</meta:editing-duration>
    <meta:document-statistic meta:table-count="1" meta:cell-count="1648" meta:object-count="0"/>
  </office:meta>
</office:document-meta>
</file>